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Verdana" svg:font-family="Verdan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style:font-name="Verdana" fo:font-size="12pt" style:font-size-asian="12pt" style:font-size-complex="12pt"/>
    </style:style>
    <style:style style:name="P3" style:family="paragraph" style:parent-style-name="Text_20_body" style:list-style-name="L1">
      <style:text-properties style:font-name="Verdana" fo:font-size="12pt" style:font-size-asian="12pt" style:font-size-complex="12pt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style:font-name="Verdana" fo:font-size="12pt" style:font-size-asian="12pt" style:font-size-complex="12pt"/>
    </style:style>
    <style:style style:name="P5" style:family="paragraph" style:parent-style-name="Heading_20_2">
      <style:text-properties style:font-name="Verdana" fo:font-size="12pt" style:font-size-asian="12pt" style:font-size-complex="12pt"/>
    </style:style>
    <style:style style:name="P6" style:family="paragraph" style:parent-style-name="Heading_20_3">
      <style:text-properties style:font-name="Verdana" fo:font-size="12pt" style:font-size-asian="12pt" style:font-size-complex="12pt"/>
    </style:style>
    <style:style style:name="P7" style:family="paragraph" style:parent-style-name="Heading_20_3">
      <style:paragraph-properties fo:text-align="justify" style:justify-single-word="false"/>
      <style:text-properties style:font-name="Verdana" fo:font-size="12pt" style:font-size-asian="12pt" style:font-size-complex="12pt"/>
    </style:style>
    <style:style style:name="P8" style:family="paragraph" style:parent-style-name="Heading_20_3">
      <style:text-properties style:font-name="Verdana" fo:font-size="12pt" officeooo:paragraph-rsid="000572e4" style:font-size-asian="12pt" style:font-size-complex="12pt"/>
    </style:style>
    <style:style style:name="P9" style:family="paragraph" style:parent-style-name="Heading_20_3">
      <style:paragraph-properties fo:margin-left="0in" fo:margin-right="0.1043in" fo:text-indent="0in" style:auto-text-indent="false"/>
      <style:text-properties style:font-name="Verdana" fo:font-size="12pt" style:font-size-asian="12pt" style:font-size-complex="12pt"/>
    </style:style>
    <style:style style:name="P10" style:family="paragraph" style:parent-style-name="Heading_20_1">
      <style:text-properties style:font-name="Verdana" fo:font-size="12pt" style:font-size-asian="12pt" style:font-size-complex="12pt"/>
    </style:style>
    <style:style style:name="P11" style:family="paragraph" style:parent-style-name="Preformatted_20_Text">
      <style:text-properties style:font-name="Verdana" fo:font-size="12pt" style:font-size-asian="12pt" style:font-size-complex="12pt"/>
    </style:style>
    <style:style style:name="P12" style:family="paragraph" style:parent-style-name="Preformatted_20_Text">
      <style:text-properties style:font-name="Verdana" fo:font-size="12pt" officeooo:paragraph-rsid="000572e4" style:font-size-asian="12pt" style:font-size-complex="12pt"/>
    </style:style>
    <style:style style:name="P13" style:family="paragraph" style:parent-style-name="Preformatted_20_Text">
      <style:paragraph-properties fo:margin-top="0in" fo:margin-bottom="0.1965in" style:contextual-spacing="false"/>
      <style:text-properties style:font-name="Verdana" fo:font-size="12pt" style:font-size-asian="12pt" style:font-size-complex="12pt"/>
    </style:style>
    <style:style style:name="P14" style:family="paragraph" style:parent-style-name="Preformatted_20_Text">
      <style:paragraph-properties fo:margin-top="0in" fo:margin-bottom="0.1965in" style:contextual-spacing="false"/>
      <style:text-properties style:font-name="Verdana" fo:font-size="12pt" officeooo:paragraph-rsid="000572e4" style:font-size-asian="12pt" style:font-size-complex="12pt"/>
    </style:style>
    <style:style style:name="P15" style:family="paragraph" style:parent-style-name="Preformatted_20_Text">
      <style:paragraph-properties fo:margin-left="0.1043in" fo:margin-right="0.1043in" fo:text-indent="0in" style:auto-text-indent="false"/>
      <style:text-properties style:font-name="Verdana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2pt" fo:font-weight="bold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Install and Configure PXE Server on CentOS 6</text:h>
      <text:h text:style-name="P9" text:outline-level="3"><text:bookmark text:name="aswift_0_anchor"/>About PXE Server</text:h>
      <text:p text:style-name="P1"><text:span text:style-name="T4">PXE stands for </text:span><text:span text:style-name="T5">Preboot eXecution Environment</text:span><text:span text:style-name="T4"> and is also pronounced as “pixie”.PXE environment enables a computer to boot </text:span><text:span text:style-name="Strong_20_Emphasis"><text:span text:style-name="T4">only using a network interface</text:span></text:span><text:span text:style-name="T4">.PXE protocol uses a server/client model and is a combination of </text:span><text:span text:style-name="Strong_20_Emphasis"><text:span text:style-name="T4">DHCP and TFTP</text:span></text:span><text:span text:style-name="T4">.</text:span></text:p>
      <text:p text:style-name="P1"><text:span text:style-name="Strong_20_Emphasis"><text:span text:style-name="T4">DHCP</text:span></text:span><text:span text:style-name="T4"> is used to </text:span><text:span text:style-name="Strong_20_Emphasis"><text:span text:style-name="T4">find PXE servers</text:span></text:span><text:span text:style-name="T4"> and </text:span><text:span text:style-name="Strong_20_Emphasis"><text:span text:style-name="T4">TFTP</text:span></text:span><text:span text:style-name="T4"> is used to </text:span><text:span text:style-name="Strong_20_Emphasis"><text:span text:style-name="T4">download files</text:span></text:span><text:span text:style-name="T4"> to PXE client. These files are then stored into the client computer RAM memory and executed.PXE protocol client then boots </text:span><text:span text:style-name="Strong_20_Emphasis"><text:span text:style-name="T4">independently of hard disks or operating systems</text:span></text:span><text:span text:style-name="T4">.</text:span></text:p>
      <text:p text:style-name="P1"><text:span text:style-name="T4">PXE Server is commonly used, to boot installation media. In this scenario we will install and configure PXE server to boot 32bit CentOS 6 image and start networkCentOS 6 installation on PXE client. </text:span><text:span text:style-name="Strong_20_Emphasis"><text:span text:style-name="T4">PXE server will run on the same server as DHCP server!</text:span></text:span></text:p>
      <text:h text:style-name="P7" text:outline-level="3">Requirements:</text:h>
      <text:list xml:id="list1336922494133176850" text:style-name="L1">
        <text:list-item>
          <text:p text:style-name="P4">DHCP Server </text:p>
        </text:list-item>
        <text:list-item>
          <text:p text:style-name="P4">Network Card with PXE Option ROM (client) </text:p>
        </text:list-item>
        <text:list-item>
          <text:p text:style-name="P3">DNS Server (recommended) </text:p>
        </text:list-item>
      </text:list>
      <text:h text:style-name="P10" text:outline-level="1">Let’s Install and Configure PXE Server!</text:h>
      <text:h text:style-name="P6" text:outline-level="3">1. Install Packages For PXE Server</text:h>
      <text:p text:style-name="P14">[root@foo1 ~]# yum install tftp-server syslinux httpd -y</text:p>
      <text:h text:style-name="P8" text:outline-level="3">2. Create TFTP Server Directory</text:h>
      <text:p text:style-name="P2">Create a new directory where you want to store TFTP server files. Copy TFTP server configuration files into it.</text:p>
      <text:p text:style-name="P11">[root@foo1 ~]# mkdir /tftpboot</text:p>
      <text:p text:style-name="P11">[root@foo1 ~]# cp /usr/share/syslinux/pxelinux.0 /tftpboot/</text:p>
      <text:p text:style-name="P11">[root@foo1 ~]# cp /usr/share/syslinux/menu.c32 /tftpboot/</text:p>
      <text:p text:style-name="P11">[root@foo1 ~]# cp /usr/share/syslinux/memdisk /tftpboot/</text:p>
      <text:p text:style-name="P11">[root@foo1 ~]# cp /usr/share/syslinux/mboot.c32 /tftpboot/</text:p>
      <text:p text:style-name="P13">[root@foo1 ~]# cp /usr/share/syslinux/chain.c32 /tftpboot/</text:p>
      <text:h text:style-name="P6" text:outline-level="3">3. Create PXE Server Configuration Directory</text:h>
      <text:p text:style-name="P13">[root@foo1 ~]# mkdir /tftpboot/pxelinux.cfg</text:p>
      <text:h text:style-name="P6" text:outline-level="3"><text:soft-page-break/>4. Edit TFTP Configuration File (/etc/xinetd.d/tftp)</text:h>
      <text:p text:style-name="P2">Edit “server_args = -s /var/lib/tftpboot” line to point to the newly created TFTP server directory and “disable = yes” to no, to enable TFTP service.</text:p>
      <text:p text:style-name="P15"><text:bookmark text:name="aswift_1_anchor"/>[root@foo1 ~]# cat /etc/xinetd.d/tftp </text:p>
      <text:p text:style-name="P11"># default: off</text:p>
      <text:p text:style-name="P11"># description: The tftp server serves files using the trivial file transfer \</text:p>
      <text:p text:style-name="P11">#    protocol.  The tftp protocol is often used to boot diskless \</text:p>
      <text:p text:style-name="P11">#    workstations, download configuration files to network-aware printers, \</text:p>
      <text:p text:style-name="P11">#    and to start the installation process for some operating systems.</text:p>
      <text:p text:style-name="P11">service tftp</text:p>
      <text:p text:style-name="P12">{</text:p>
      <text:p text:style-name="P12">    socket_type      = dgram</text:p>
      <text:p text:style-name="P11">    protocol         = udp</text:p>
      <text:p text:style-name="P11">    wait             = yes</text:p>
      <text:p text:style-name="P11">    user             = root</text:p>
      <text:p text:style-name="P11">    server           = /usr/sbin/in.tftpd</text:p>
      <text:p text:style-name="Preformatted_20_Text"><text:span text:style-name="T4">    </text:span><text:span text:style-name="Strong_20_Emphasis"><text:span text:style-name="T4">server_args      = -s /tftpboot</text:span></text:span></text:p>
      <text:p text:style-name="Preformatted_20_Text"><text:span text:style-name="T4">    </text:span><text:span text:style-name="Strong_20_Emphasis"><text:span text:style-name="T4">disable          = no</text:span></text:span></text:p>
      <text:p text:style-name="P11">    per_source       = 11</text:p>
      <text:p text:style-name="P11">    cps             <text:s/>= 100 2</text:p>
      <text:p text:style-name="P13">    flags            = IPv4</text:p>
      <text:h text:style-name="P6" text:outline-level="3">5. Create CentOS 6 Boot Image Directory</text:h>
      <text:p text:style-name="P2">Create CentOS 6 (or other desired distribution) boot image directory and mount or copy the linux ISO image contents into it.</text:p>
      <text:p text:style-name="P11">[root@foo1 ~]# mkdir -p /tftpboot/centos6/i386</text:p>
      <text:p text:style-name="P13">[root@foo1 ~]# mount -o loop CentOS-6.4-i386-bin-DVD1.iso /tftpboot/centos6/i386/</text:p>
      <text:h text:style-name="P6" text:outline-level="3">6. Create PXE Server Apache Configuration File</text:h>
      <text:p text:style-name="P2">Apache (httpd) is used to transfer CentOS 6 installation ISO files to PXE client since it is faster and more reliable then TFTP Edit the directory path and IP address to reflect your configuration.</text:p>
      <text:p text:style-name="P11">[root@foo1 ~]# cat /etc/httpd/conf.d/pxeboot.conf</text:p>
      <text:p text:style-name="P11">Alias /centos6/i386 /tftpboot/centos6/i386</text:p>
      <text:p text:style-name="P11"/>
      <text:p text:style-name="P11">&lt;Directory /tftpboot/centos6/i386&gt;</text:p>
      <text:p text:style-name="P11"><text:s/>Options Indexes FollowSymLinks</text:p>
      <text:p text:style-name="P11"><text:s/>Order Deny,Allow</text:p>
      <text:p text:style-name="P11"><text:s/>Deny from all</text:p>
      <text:p text:style-name="Preformatted_20_Text"><text:span text:style-name="T4"><text:s/>Allow from 127.0.0.1 </text:span><text:span text:style-name="Strong_20_Emphasis"><text:span text:style-name="T4">192.168.1.0/24</text:span></text:span></text:p>
      <text:p text:style-name="P13">&lt;/Directory&gt;</text:p>
      <text:h text:style-name="P6" text:outline-level="3"><text:soft-page-break/>7. Create PXE Server Configuration File</text:h>
      <text:p text:style-name="P2">Edit the directory path and HTTP path to reflect your configuration.</text:p>
      <text:p text:style-name="P11">[root@foo1 ~]# cat /tftpboot/pxelinux.cfg/default</text:p>
      <text:p text:style-name="P11">default menu.c32</text:p>
      <text:p text:style-name="P11">prompt 0</text:p>
      <text:p text:style-name="P11">timeout 300</text:p>
      <text:p text:style-name="P11">ONTIMEOUT local</text:p>
      <text:p text:style-name="P11"/>
      <text:p text:style-name="P11">menu title ########## PXE Boot Menu ##########</text:p>
      <text:p text:style-name="P11"/>
      <text:p text:style-name="P11">label 1</text:p>
      <text:p text:style-name="P11">menu label ^1) Install CentOS 6 i386</text:p>
      <text:p text:style-name="Preformatted_20_Text"><text:span text:style-name="T4">kernel </text:span><text:span text:style-name="Strong_20_Emphasis"><text:span text:style-name="T4">centos6/i386/images/pxeboot/vmlinuz</text:span></text:span></text:p>
      <text:p text:style-name="Preformatted_20_Text"><text:span text:style-name="T4">append initrd=</text:span><text:span text:style-name="Strong_20_Emphasis"><text:span text:style-name="T4">centos6/i386/images/pxeboot/initrd.img</text:span></text:span><text:span text:style-name="T4"> method=</text:span><text:span text:style-name="Strong_20_Emphasis"><text:span text:style-name="T4">http://192.168.1.5/centos6/i386</text:span></text:span><text:span text:style-name="T4"> devfs=nomount</text:span></text:p>
      <text:p text:style-name="P11"/>
      <text:p text:style-name="P11">label 2 </text:p>
      <text:p text:style-name="P13">menu label ^2) Boot from local drive localboot</text:p>
      <text:h text:style-name="P6" text:outline-level="3">8. Reconfigure DHCP Server</text:h>
      <text:p text:style-name="P2">Append this at the end of your DHCP configuration file (/etc/dhcp/dhcpd.conf). Edit the IP address with your PXE Server IP address.</text:p>
      <text:p text:style-name="P11"># GeekPeek.Net scripts - Added for PXE Server configuration</text:p>
      <text:p text:style-name="P11">allow booting;</text:p>
      <text:p text:style-name="P11">allow bootp;</text:p>
      <text:p text:style-name="P11">option option-128 code 128 = string;</text:p>
      <text:p text:style-name="P11">option option-129 code 129 = text;</text:p>
      <text:p text:style-name="Preformatted_20_Text"><text:span text:style-name="T4">next-server </text:span><text:span text:style-name="Strong_20_Emphasis"><text:span text:style-name="T4">192.168.1.5</text:span></text:span><text:span text:style-name="T4">;</text:span></text:p>
      <text:p text:style-name="P13">filename "pxelinux.0";</text:p>
      <text:h text:style-name="P6" text:outline-level="3">9. Restart/reload all services</text:h>
      <text:p text:style-name="P11">[root@foo1 ~]# /etc/init.d/xinetd restart</text:p>
      <text:p text:style-name="P11">Stopping xinetd:                                           [  OK  ]</text:p>
      <text:p text:style-name="P11">Starting xinetd:                                           [  OK  ]</text:p>
      <text:p text:style-name="P11">[root@foo1 ~]# /etc/init.d/httpd restart</text:p>
      <text:p text:style-name="P11">Stopping httpd:                                            [  OK  ]</text:p>
      <text:p text:style-name="P11">Starting httpd:                                            [  OK  ]</text:p>
      <text:p text:style-name="P11">[root@foo1 ~]# /etc/init.d/dhcpd restart</text:p>
      <text:p text:style-name="P11">Shutting down dhcpd:                                       [  OK  ]</text:p>
      <text:p text:style-name="P13">Starting dhcpd:                                            [  OK  ]</text:p>
      <text:p text:style-name="Text_20_body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Verdana" svg:font-family="Verdan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AR PL UMing HK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AR PL UMing HK" style:font-size-asian="24pt" style:font-weight-asian="bold" style:font-name-complex="Lohit Devanagar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7-25T00:06:57</meta:creation-date>
    <dc:date>2014-07-25T00:10:21</dc:date>
    <dc:creator>alex </dc:creator>
    <meta:editing-duration>P0D</meta:editing-duration>
    <meta:editing-cycles>1</meta:editing-cycles>
    <meta:document-statistic meta:table-count="0" meta:image-count="0" meta:object-count="0" meta:page-count="3" meta:paragraph-count="89" meta:word-count="614" meta:character-count="4572" meta:non-whitespace-character-count="3637"/>
    <meta:generator>LibreOffice/4.0.4.2$Linux_X86_64 LibreOffice_project/400m0$Build-2</meta:generator>
  </office:meta>
</office:document-meta>
</file>